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ingle.setMode( Mode mod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Single.PSing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Single.PSingle( Alignment alignType , Mode mod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Single.setAlignment( Alignment alig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